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F" svg:font-family="" style:font-family-generic="roman"/>
    <style:font-face style:name="Cumberland" svg:font-family="Cumberland, '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31cm"/>
    </style:style>
    <style:style style:name="co2" style:family="table-column">
      <style:table-column-properties fo:break-before="auto" style:column-width="5.41cm"/>
    </style:style>
    <style:style style:name="co3" style:family="table-column">
      <style:table-column-properties fo:break-before="auto" style:column-width="6.216cm"/>
    </style:style>
    <style:style style:name="co4" style:family="table-column">
      <style:table-column-properties fo:break-before="auto" style:column-width="1.58cm"/>
    </style:style>
    <style:style style:name="co5" style:family="table-column">
      <style:table-column-properties fo:break-before="auto" style:column-width="5.105cm"/>
    </style:style>
    <style:style style:name="co6" style:family="table-column">
      <style:table-column-properties fo:break-before="auto" style:column-width="12.347cm"/>
    </style:style>
    <style:style style:name="co7" style:family="table-column">
      <style:table-column-properties fo:break-before="auto" style:column-width="3.69cm"/>
    </style:style>
    <style:style style:name="co8" style:family="table-column">
      <style:table-column-properties fo:break-before="auto" style:column-width="11.709cm"/>
    </style:style>
    <style:style style:name="co9" style:family="table-column">
      <style:table-column-properties fo:break-before="auto" style:column-width="15.734cm"/>
    </style:style>
    <style:style style:name="co10" style:family="table-column">
      <style:table-column-properties fo:break-before="auto" style:column-width="2.267cm"/>
    </style:style>
    <style:style style:name="ro1" style:family="table-row">
      <style:table-row-properties style:row-height="0.788cm" fo:break-before="auto" style:use-optimal-row-height="false"/>
    </style:style>
    <style:style style:name="ro2" style:family="table-row">
      <style:table-row-properties style:row-height="2.316cm" fo:break-before="auto" style:use-optimal-row-height="false"/>
    </style:style>
    <style:style style:name="ro3" style:family="table-row">
      <style:table-row-properties style:row-height="0.453cm" fo:break-before="auto" style:use-optimal-row-height="true"/>
    </style:style>
    <style:style style:name="ro4"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fo:font-size="12pt" fo:font-weight="bold" style:font-size-asian="12pt" style:font-weight-asian="bold" style:font-size-complex="12pt" style:font-weight-complex="bold"/>
    </style:style>
    <style:style style:name="ce2" style:family="table-cell" style:parent-style-name="Default" style:data-style-name="N0">
      <style:table-cell-properties style:text-align-source="fix" style:repeat-content="false"/>
      <style:paragraph-properties fo:text-align="center" fo:margin-left="0cm"/>
      <style:text-properties fo:font-weight="bold" style:font-weight-asian="bold" style:font-weight-complex="bold"/>
    </style:style>
    <style:style style:name="ce3" style:family="table-cell" style:parent-style-name="Default">
      <style:table-cell-properties fo:wrap-option="wrap"/>
      <style:text-properties fo:font-weight="bold"/>
    </style:style>
    <style:style style:name="ce4" style:family="table-cell" style:parent-style-name="Default">
      <style:table-cell-properties style:text-align-source="fix" style:repeat-content="false"/>
      <style:paragraph-properties fo:text-align="start" fo:margin-left="0cm"/>
    </style:style>
    <style:style style:name="ce5" style:family="table-cell" style:parent-style-name="Default">
      <style:table-cell-properties style:text-align-source="fix" style:repeat-content="false"/>
      <style:paragraph-properties fo:text-align="center" fo:margin-left="0cm"/>
    </style:style>
    <style:style style:name="ce6" style:family="table-cell" style:parent-style-name="Default">
      <style:text-properties fo:font-size="12pt" fo:font-weight="bold" style:font-size-asian="12pt" style:font-weight-asian="bold" style:font-size-complex="12pt" style:font-weight-complex="bold"/>
    </style:style>
    <style:style style:name="ce7" style:family="table-cell" style:parent-style-name="Default">
      <style:table-cell-properties fo:wrap-option="wrap"/>
    </style:style>
  </office:automatic-styles>
  <office:body>
    <office:spreadsheet>
      <table:table table:name="Tabelle1" table:style-name="ta1" table:print="false">
        <office:forms form:automatic-focus="false" form:apply-design-mode="false"/>
        <table:table-column table:style-name="co1" table:default-cell-style-name="ce5"/>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47" table:default-cell-style-name="Default"/>
        <table:table-row table:style-name="ro1">
          <table:table-cell table:style-name="ce1" office:value-type="string">
            <text:p>#</text:p>
          </table:table-cell>
          <table:table-cell table:style-name="ce6" office:value-type="string">
            <text:p>Information</text:p>
          </table:table-cell>
          <table:table-cell table:style-name="ce6" office:value-type="string">
            <text:p>File</text:p>
          </table:table-cell>
          <table:table-cell table:style-name="ce6" office:value-type="string">
            <text:p>Folder</text:p>
          </table:table-cell>
          <table:table-cell table:style-name="ce6" office:value-type="string">
            <text:p>Function name</text:p>
          </table:table-cell>
          <table:table-cell table:style-name="ce6" office:value-type="string">
            <text:p>Input</text:p>
          </table:table-cell>
          <table:table-cell table:style-name="ce6" office:value-type="string">
            <text:p>Return</text:p>
          </table:table-cell>
          <table:table-cell table:style-name="ce6" office:value-type="string">
            <text:p>Note</text:p>
          </table:table-cell>
          <table:table-cell table:style-name="ce6" office:value-type="string">
            <text:p>Use in own Extension in ext_localconf.php</text:p>
          </table:table-cell>
          <table:table-cell table:style-name="ce6" table:number-columns-repeated="247"/>
        </table:table-row>
        <table:table-row table:style-name="ro2">
          <table:table-cell table:style-name="ce2" office:value-type="float" office:value="1">
            <text:p>1</text:p>
          </table:table-cell>
          <table:table-cell office:value-type="string">
            <text:p>Hook for main manipulation1</text:p>
          </table:table-cell>
          <table:table-cell office:value-type="string">
            <text:p>class.tx_powermail_pi1.php</text:p>
          </table:table-cell>
          <table:table-cell office:value-type="string">
            <text:p>pi1</text:p>
          </table:table-cell>
          <table:table-cell office:value-type="string">
            <text:p>PM_MainContentBeforeHook</text:p>
          </table:table-cell>
          <table:table-cell office:value-type="string">
            <text:p>$this-&gt;sessionfields, $this-&gt;piVars, $this</text:p>
          </table:table-cell>
          <table:table-cell office:value-type="string">
            <text:p>none</text:p>
          </table:table-cell>
          <table:table-cell office:value-type="string">
            <text:p>You can change the sessions or piVars or something like that</text:p>
          </table:table-cell>
          <table:table-cell office:value-type="string">
            <text:p>$GLOBALS['TYPO3_CONF_VARS']['EXTCONF']['powermail']['PM_MainContentHookBefore'][]</text:p>
          </table:table-cell>
          <table:table-cell table:number-columns-repeated="247"/>
        </table:table-row>
        <table:table-row table:style-name="ro2">
          <table:table-cell table:style-name="ce2" office:value-type="float" office:value="2">
            <text:p>2</text:p>
          </table:table-cell>
          <table:table-cell office:value-type="string">
            <text:p>Hook for main manipulation2</text:p>
          </table:table-cell>
          <table:table-cell office:value-type="string">
            <text:p>class.tx_powermail_pi1.php</text:p>
          </table:table-cell>
          <table:table-cell office:value-type="string">
            <text:p>pi1</text:p>
          </table:table-cell>
          <table:table-cell office:value-type="string">
            <text:p>PM_MainContentAfterHook</text:p>
          </table:table-cell>
          <table:table-cell office:value-type="string">
            <text:p>$this-&gt;content, $this-&gt;piVars, $this</text:p>
          </table:table-cell>
          <table:table-cell office:value-type="string">
            <text:p>none</text:p>
          </table:table-cell>
          <table:table-cell office:value-type="string">
            <text:p>Change the whole output $content</text:p>
          </table:table-cell>
          <table:table-cell office:value-type="string">
            <text:p>$GLOBALS['TYPO3_CONF_VARS']['EXTCONF']['powermail']['PM_MainContentHookAfter'][]</text:p>
          </table:table-cell>
          <table:table-cell table:number-columns-repeated="247"/>
        </table:table-row>
        <table:table-row table:style-name="ro2">
          <table:table-cell table:style-name="ce2" office:value-type="float" office:value="3">
            <text:p>3</text:p>
          </table:table-cell>
          <table:table-cell office:value-type="string">
            <text:p>Hook for page with form</text:p>
          </table:table-cell>
          <table:table-cell office:value-type="string">
            <text:p>class.tx_powermail_form.php</text:p>
          </table:table-cell>
          <table:table-cell office:value-type="string">
            <text:p>pi1</text:p>
          </table:table-cell>
          <table:table-cell office:value-type="string">
            <text:p>PM_FormWrapMarkerHook</text:p>
          </table:table-cell>
          <table:table-cell office:value-type="string">
            <text:p>$this-&gt;OuterMarkerArray,$this-&gt;subpartArray,$this-&gt;conf,$this</text:p>
          </table:table-cell>
          <table:table-cell office:value-type="string">
            <text:p>none</text:p>
          </table:table-cell>
          <table:table-cell table:style-name="ce7" office:value-type="string">
            <text:p>This hook will be opened before the marker array is substituted with HTML template on the form page. Maybe if you want to add some hiddenfields in the end of the form, you can use this marker</text:p>
          </table:table-cell>
          <table:table-cell office:value-type="string">
            <text:p>$GLOBALS['TYPO3_CONF_VARS']['EXTCONF']['powermail']['PM_FormWrapMarkerHook'][]</text:p>
          </table:table-cell>
          <table:table-cell table:number-columns-repeated="247"/>
        </table:table-row>
        <table:table-row table:style-name="ro2">
          <table:table-cell table:style-name="ce2" office:value-type="float" office:value="4">
            <text:p>4</text:p>
          </table:table-cell>
          <table:table-cell table:style-name="ce7" office:value-type="string">
            <text:p>Hook for html fieldwrap of every single field</text:p>
          </table:table-cell>
          <table:table-cell office:value-type="string">
            <text:p>class.tx_powermail_html.php</text:p>
          </table:table-cell>
          <table:table-cell office:value-type="string">
            <text:p>pi1</text:p>
          </table:table-cell>
          <table:table-cell office:value-type="string">
            <text:p>PM_FieldWrapMarkerHook</text:p>
          </table:table-cell>
          <table:table-cell table:style-name="ce7" office:value-type="string">
            <text:p>$this-&gt;uid,$this-&gt;xml,$this-&gt;type,$this-&gt;title,$this-&gt;markerArray,$content,$this</text:p>
          </table:table-cell>
          <table:table-cell office:value-type="string">
            <text:p>$this-&gt;markerArray</text:p>
          </table:table-cell>
          <table:table-cell table:style-name="ce7" office:value-type="string">
            <text:p>This hook will be opened before the html code of the current field is given back. Maybe if you want to manipulate a special field</text:p>
          </table:table-cell>
          <table:table-cell office:value-type="string">
            <text:p>$GLOBALS['TYPO3_CONF_VARS']['EXTCONF']['powermail']['PM_FieldWrapMarkerHook'][]</text:p>
          </table:table-cell>
          <table:table-cell table:number-columns-repeated="247"/>
        </table:table-row>
        <table:table-row table:style-name="ro2">
          <table:table-cell table:style-name="ce2" office:value-type="float" office:value="5">
            <text:p>5</text:p>
          </table:table-cell>
          <table:table-cell office:value-type="string">
            <text:p>Hook for confirmation page</text:p>
          </table:table-cell>
          <table:table-cell office:value-type="string">
            <text:p>class.tx_powermail_confirmation.php</text:p>
          </table:table-cell>
          <table:table-cell office:value-type="string">
            <text:p>pi1</text:p>
          </table:table-cell>
          <table:table-cell office:value-type="string">
            <text:p>PM_ConfirmationHook</text:p>
          </table:table-cell>
          <table:table-cell office:value-type="string">
            <text:p>$this-&gt;markerArray,$this</text:p>
          </table:table-cell>
          <table:table-cell office:value-type="string">
            <text:p>none</text:p>
          </table:table-cell>
          <table:table-cell table:style-name="ce7" office:value-type="string">
            <text:p>This hook will be opened before the marker array is substituted with HTML template on the confirmation page.</text:p>
          </table:table-cell>
          <table:table-cell office:value-type="string">
            <text:p>$GLOBALS['TYPO3_CONF_VARS']['EXTCONF']['powermail']['PM_ConfirmationHook'][]</text:p>
          </table:table-cell>
          <table:table-cell table:number-columns-repeated="247"/>
        </table:table-row>
        <table:table-row table:style-name="ro2">
          <table:table-cell table:style-name="ce2" office:value-type="float" office:value="6">
            <text:p>6</text:p>
          </table:table-cell>
          <table:table-cell table:style-name="ce7" office:value-type="string">
            <text:p>Mandatory and error check hook</text:p>
          </table:table-cell>
          <table:table-cell office:value-type="string">
            <text:p>class.tx_powermail_mandatory.php</text:p>
          </table:table-cell>
          <table:table-cell office:value-type="string">
            <text:p>pi1</text:p>
          </table:table-cell>
          <table:table-cell office:value-type="string">
            <text:p>PM_MandatoryHook</text:p>
          </table:table-cell>
          <table:table-cell table:style-name="ce7" office:value-type="string">
            <text:p>$this-&gt;error,$this-&gt;markerArray,$this-&gt;innerMarkerArray,$this-&gt;sessionfields,$this</text:p>
          </table:table-cell>
          <table:table-cell office:value-type="string">
            <text:p>none</text:p>
          </table:table-cell>
          <table:table-cell table:style-name="ce7" office:value-type="string">
            <text:p>If you set $this-&gt;error to 1, powermail will stop the submit process, with $this-&gt;sessionfields you can write your own error message</text:p>
          </table:table-cell>
          <table:table-cell office:value-type="string">
            <text:p>$GLOBALS['TYPO3_CONF_VARS']['EXTCONF']['powermail']['PM_MandatoryHook'][]</text:p>
          </table:table-cell>
          <table:table-cell table:number-columns-repeated="247"/>
        </table:table-row>
        <table:table-row table:style-name="ro2">
          <table:table-cell table:style-name="ce2" office:value-type="float" office:value="7">
            <text:p>7</text:p>
          </table:table-cell>
          <table:table-cell office:value-type="string">
            <text:p>Hook for email change</text:p>
          </table:table-cell>
          <table:table-cell office:value-type="string">
            <text:p>class.tx_powermail_submit.php</text:p>
          </table:table-cell>
          <table:table-cell office:value-type="string">
            <text:p>pi1</text:p>
          </table:table-cell>
          <table:table-cell office:value-type="string">
            <text:p>PM_SubmitEmailHook</text:p>
          </table:table-cell>
          <table:table-cell office:value-type="string">
            <text:p>$this-&gt;subpart,$this-&gt;maildata,$this-&gt;sessiondata,$this-&gt;markerArray,$this</text:p>
          </table:table-cell>
          <table:table-cell office:value-type="string">
            <text:p>none</text:p>
          </table:table-cell>
          <table:table-cell office:value-type="string">
            <text:p>This hook allows to change the emails (subject, receiver, sender, etc..)</text:p>
          </table:table-cell>
          <table:table-cell office:value-type="string">
            <text:p>$GLOBALS['TYPO3_CONF_VARS']['EXTCONF']['powermail']['PM_SubmitEmailHook'][]</text:p>
          </table:table-cell>
          <table:table-cell table:number-columns-repeated="247"/>
        </table:table-row>
        <table:table-row table:style-name="ro2">
          <table:table-cell table:style-name="ce2" office:value-type="float" office:value="8">
            <text:p>8</text:p>
          </table:table-cell>
          <table:table-cell office:value-type="string">
            <text:p>Submit hook before submit</text:p>
          </table:table-cell>
          <table:table-cell office:value-type="string">
            <text:p>class.tx_powermail_submit.php</text:p>
          </table:table-cell>
          <table:table-cell office:value-type="string">
            <text:p>pi1</text:p>
          </table:table-cell>
          <table:table-cell office:value-type="string">
            <text:p>PM_SubmitBeforeMarkerHook</text:p>
          </table:table-cell>
          <table:table-cell office:value-type="string">
            <text:p>$this,$this-&gt;markerArray,$this-&gt;sessiondata</text:p>
          </table:table-cell>
          <table:table-cell office:value-type="string">
            <text:p>Errorcode (0/1 bolean)</text:p>
          </table:table-cell>
          <table:table-cell table:style-name="ce7" office:value-type="string">
            <text:p>If you want to stop the submit (emails and db insert), you can return TRUE</text:p>
          </table:table-cell>
          <table:table-cell office:value-type="string">
            <text:p>$GLOBALS['TYPO3_CONF_VARS']['EXTCONF']['powermail']['PM_SubmitBeforeMarkerHook'][]</text:p>
          </table:table-cell>
          <table:table-cell table:number-columns-repeated="247"/>
        </table:table-row>
        <table:table-row table:style-name="ro2">
          <table:table-cell table:style-name="ce2" office:value-type="float" office:value="9">
            <text:p>9</text:p>
          </table:table-cell>
          <table:table-cell office:value-type="string">
            <text:p>Submit hook after emails</text:p>
          </table:table-cell>
          <table:table-cell office:value-type="string">
            <text:p>class.tx_powermail_submit.php</text:p>
          </table:table-cell>
          <table:table-cell office:value-type="string">
            <text:p>pi1</text:p>
          </table:table-cell>
          <table:table-cell office:value-type="string">
            <text:p>PM_SubmitAfterMarkerHook</text:p>
          </table:table-cell>
          <table:table-cell office:value-type="string">
            <text:p>$this,$this-&gt;markerArray,$this-&gt;sessiondata</text:p>
          </table:table-cell>
          <table:table-cell office:value-type="string">
            <text:p>none</text:p>
          </table:table-cell>
          <table:table-cell table:style-name="ce7" office:value-type="string">
            <text:p>If you want to do something after a correct submit, you can use this hook (maybe an additional db entry)</text:p>
          </table:table-cell>
          <table:table-cell office:value-type="string">
            <text:p>$GLOBALS['TYPO3_CONF_VARS']['EXTCONF']['powermail']['PM_SubmitAfterMarkerHook'][]</text:p>
          </table:table-cell>
          <table:table-cell table:number-columns-repeated="247"/>
        </table:table-row>
        <table:table-row table:style-name="ro2">
          <table:table-cell table:style-name="ce2" office:value-type="float" office:value="10">
            <text:p>10</text:p>
          </table:table-cell>
          <table:table-cell office:value-type="string">
            <text:p>Thx message hook</text:p>
          </table:table-cell>
          <table:table-cell office:value-type="string">
            <text:p>class.tx_powermail_submit.php</text:p>
          </table:table-cell>
          <table:table-cell office:value-type="string">
            <text:p>pi1</text:p>
          </table:table-cell>
          <table:table-cell office:value-type="string">
            <text:p>PM_SubmitLastOneHook</text:p>
          </table:table-cell>
          <table:table-cell office:value-type="string">
            <text:p>$this-&gt;content, $this-&gt;conf, $this-&gt;sessiondata, $this-&gt;ok, $this</text:p>
          </table:table-cell>
          <table:table-cell office:value-type="string">
            <text:p>none</text:p>
          </table:table-cell>
          <table:table-cell office:value-type="string">
            <text:p>If you want to manipulate the thx message after submit</text:p>
          </table:table-cell>
          <table:table-cell office:value-type="string">
            <text:p>$GLOBALS['TYPO3_CONF_VARS']['EXTCONF']['powermail']['PM_SubmitLastOne'][]</text:p>
          </table:table-cell>
          <table:table-cell table:number-columns-repeated="247"/>
        </table:table-row>
        <table:table-row table:style-name="ro3" table:number-rows-repeated="2">
          <table:table-cell table:style-name="Default"/>
          <table:table-cell table:number-columns-repeated="255"/>
        </table:table-row>
        <table:table-row table:style-name="ro4">
          <table:table-cell table:style-name="ce3" office:value-type="string" table:number-columns-spanned="9" table:number-rows-spanned="1">
            <text:p>Example for using a powermail hook in your own extension in the ext_localconf.php:</text:p>
          </table:table-cell>
          <table:covered-table-cell table:number-columns-repeated="8"/>
          <table:table-cell table:number-columns-repeated="247"/>
        </table:table-row>
        <table:table-row table:style-name="ro3">
          <table:table-cell table:style-name="ce4" office:value-type="string" table:number-columns-spanned="9" table:number-rows-spanned="1">
            <text:p>$GLOBALS['TYPO3_CONF_VARS']['EXTCONF']['powermail']['PM_FormWrapMarkerHook'][] = 'EXT:yourextension/targetphpfile:tx_yourphpclass';</text:p>
          </table:table-cell>
          <table:covered-table-cell table:number-columns-repeated="8"/>
          <table:table-cell table:number-columns-repeated="247"/>
        </table:table-row>
        <table:table-row table:style-name="ro3">
          <table:table-cell table:style-name="Default" office:value-type="string" table:number-columns-spanned="9" table:number-rows-spanned="1">
            <text:p>This hook want to use the function PM_FormWrapMarkerHook() in your class</text:p>
          </table:table-cell>
          <table:covered-table-cell table:number-columns-repeated="8"/>
          <table:table-cell table:number-columns-repeated="247"/>
        </table:table-row>
        <table:table-row table:style-name="ro3">
          <table:table-cell table:style-name="ce4" office:value-type="string" table:number-columns-spanned="9" table:number-rows-spanned="1">
            <text:p>Note: The classname must start with a tx_</text:p>
          </table:table-cell>
          <table:covered-table-cell table:number-columns-repeated="8"/>
          <table:table-cell table:number-columns-repeated="247"/>
        </table:table-row>
        <table:table-row table:style-name="ro3" table:number-rows-repeated="65518">
          <table:table-cell table:number-columns-repeated="256"/>
        </table:table-row>
        <table:table-row table:style-name="ro3">
          <table:table-cell table:number-columns-repeated="256"/>
        </table:table-row>
      </table:table>
      <table:table table:name="Tabelle2" table:style-name="ta1" table:print="false">
        <table:table-column table:style-name="co10" table:default-cell-style-name="Default"/>
        <table:table-row table:style-name="ro3">
          <table:table-cell/>
        </table:table-row>
      </table:table>
      <table:table table:name="Tabelle3" table:style-name="ta1" table:print="false">
        <table:table-column table:style-name="co10" table:default-cell-style-name="Default"/>
        <table:table-row table:style-name="ro3">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F" svg:font-family="" style:font-family-generic="roman"/>
    <style:font-face style:name="Cumberland" svg:font-family="Cumberland, '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eit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4-06">06.04.2008</text:date>, <text:time>22:45:5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8-02-23T18:49:10</meta:creation-date>
    <dc:date>2008-04-06T22:45:50</dc:date>
    <meta:editing-cycles>9</meta:editing-cycles>
    <meta:editing-duration>PT4H17M4S</meta:editing-duration>
    <meta:user-defined meta:name="Info 1"/>
    <meta:user-defined meta:name="Info 2"/>
    <meta:user-defined meta:name="Info 3"/>
    <meta:user-defined meta:name="Info 4"/>
    <meta:document-statistic meta:table-count="3" meta:cell-count="103"/>
  </office:meta>
</office:document-meta>
</file>